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B000002EE73246556536D373E.png" manifest:media-type="image/png"/>
  <manifest:file-entry manifest:full-path="Pictures/100015D0000047710000504B5E4079B66EF3ABF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middle" draw:auto-grow-height="false" fo:min-height="3.15cm" fo:min-width="4.7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4.8cm"/>
    </style:style>
    <style:style style:name="gr3" style:family="graphic" style:parent-style-name="standard">
      <style:graphic-properties draw:stroke="none" draw:fill="solid" draw:fill-color="#5eb91e" draw:textarea-vertical-align="middle"/>
    </style:style>
    <style:style style:name="gr4" style:family="graphic" style:parent-style-name="standard">
      <style:graphic-properties draw:stroke="none" draw:fill="solid" draw:fill-color="#50938a" draw:textarea-vertical-align="middl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3.15cm" fo:min-width="4.8cm"/>
    </style:style>
    <style:style style:name="gr6" style:family="graphic" style:parent-style-name="standard">
      <style:graphic-properties draw:stroke="none" draw:fill="solid" draw:fill-color="#666666" draw:textarea-vertical-align="middle"/>
    </style:style>
    <style:style style:name="gr7" style:family="graphic" style:parent-style-name="standard">
      <style:graphic-properties draw:stroke="none" draw:fill="solid" draw:fill-color="#808080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marker-start="Circle" draw:marker-start-width="0.1cm" draw:marker-end="Rounded_20_short_20_Arrow" draw:marker-end-width="0.2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8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3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3" style:family="graphic" style:parent-style-name="objectwithoutfill">
      <style:graphic-properties draw:marker-end="Short_20_line_20_Arrow" draw:marker-end-width="0.2cm" draw:fill="solid" draw:textarea-vertical-align="middle"/>
    </style:style>
    <style:style style:name="gr14" style:family="graphic" style:parent-style-name="objectwithoutfill">
      <style:graphic-properties draw:marker-start="Short_20_line_20_Arrow" draw:marker-end="Short_20_line_20_Arrow" draw:marker-end-width="0.2cm" draw:fill="solid" draw:textarea-vertical-align="middle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withoutfill">
      <style:graphic-properties draw:stroke="solid" draw:stroke-dash="Fine_20_Dashed" draw:marker-start="Circle" draw:marker-start-width="0.1cm" draw:marker-end="" draw:marker-end-width="0.2cm" draw:fill="solid" draw:textarea-vertical-align="middle"/>
    </style:style>
    <style:style style:name="gr17" style:family="graphic" style:parent-style-name="objectwithoutfill">
      <style:graphic-properties draw:stroke="solid" draw:stroke-dash="Fine_20_Dashed" draw:marker-start="" draw:marker-start-width="0.1cm" draw:marker-end="Rounded_20_short_20_Arrow" draw:marker-end-width="0.2cm" draw:fill="solid" draw:textarea-vertical-align="middle"/>
    </style:style>
    <style:style style:name="gr18" style:family="graphic" style:parent-style-name="objectwithoutfill">
      <style:graphic-properties draw:stroke="dash" draw:stroke-dash="Fine_20_Dashed" draw:marker-start="" draw:marker-start-width="0.1cm" draw:marker-end="" draw:marker-end-width="0.2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objectwithoutfill">
      <style:graphic-properties draw:stroke="solid" draw:stroke-dash="Fine_20_Dashed" draw:marker-start="" draw:marker-start-width="0.1cm" draw:marker-end="" draw:marker-end-width="0.2cm" draw:fill="solid" draw:textarea-vertical-align="middle"/>
    </style:style>
    <style:style style:name="gr21" style:family="graphic" style:parent-style-name="objectwithoutfill">
      <style:graphic-properties draw:marker-start="" draw:marker-start-width="0.1cm" draw:marker-end="Rounded_20_short_20_Arrow" draw:marker-end-width="0.2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457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370%" draw:red="0%" draw:green="0%" draw:blue="0%" fo:clip="rect(0cm, 0cm, 0cm, 0cm)" draw:image-opacity="19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370%" draw:red="0%" draw:green="0%" draw:blue="0%" fo:clip="rect(0cm, 0cm, 0cm, 0cm)" draw:image-opacity="20%" style:mirror="none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11cm" fo:min-width="0.853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marker-start="" draw:fill-color="#000000" draw:textarea-horizontal-align="justify" draw:textarea-vertical-align="middle" draw:auto-grow-height="false" fo:min-height="1.091cm" fo:min-width="0.93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3cm" fo:min-width="0.29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3cm" fo:min-width="0.462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1" style:family="graphic" style:parent-style-name="standard">
      <style:graphic-properties draw:fill-color="#000000" draw:textarea-vertical-align="middle"/>
    </style:style>
    <style:style style:name="gr32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5eb91e"/>
      <style:paragraph-properties fo:text-align="center"/>
    </style:style>
    <style:style style:name="P4" style:family="paragraph">
      <loext:graphic-properties draw:fill="solid" draw:fill-color="#50938a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666666"/>
      <style:paragraph-properties fo:text-align="center"/>
    </style:style>
    <style:style style:name="P7" style:family="paragraph">
      <loext:graphic-properties draw:fill="solid" draw:fill-color="#80808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paragraph-properties fo:text-align="center"/>
      <style:text-properties fo:font-size="10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text-properties fo:font-size="24pt" fo:font-weight="bold"/>
    </style:style>
    <style:style style:name="P19" style:family="paragraph">
      <loext:graphic-properties draw:fill="none" draw:fill-color="#ffffff"/>
      <style:text-properties fo:font-size="24pt" fo:font-weight="bold"/>
    </style:style>
    <style:style style:name="P20" style:family="paragraph">
      <style:text-properties fo:color="#ffffff" fo:font-size="24pt" fo:font-weight="bold"/>
    </style:style>
    <style:style style:name="P21" style:family="paragraph">
      <loext:graphic-properties draw:fill="none" draw:fill-color="#ffffff"/>
      <style:text-properties fo:color="#ffffff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3.4cm" svg:x="13.4cm" svg:y="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cm" svg:height="3.4cm" svg:x="2.4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3" draw:layer="layout" svg:width="2.784cm" svg:height="2.366cm" svg:x="2.4cm" svg:y="2.539cm" svg:viewBox="0 0 2785 2367" svg:d="M0 2367c1078-5325 2785 0 2785 0z">
          <text:p/>
        </draw:path>
        <draw:path draw:style-name="gr4" draw:text-style-name="P4" draw:layer="layout" svg:width="2.784cm" svg:height="1.866cm" svg:x="4.466cm" svg:y="3.052cm" svg:viewBox="0 0 2785 1867" svg:d="M0 1867c1078-4200 2785 0 2785 0z">
          <text:p/>
        </draw:path>
        <draw:custom-shape draw:style-name="gr5" draw:text-style-name="P5" draw:layer="layout" svg:width="5.3cm" svg:height="3.4cm" svg:x="2.4cm" svg:y="5.7cm">
          <text:p/>
          <draw:enhanced-geometry svg:viewBox="0 0 21600 21600" draw:type="rectangle" draw:enhanced-path="M 0 0 L 21600 0 21600 21600 0 21600 0 0 Z N"/>
        </draw:custom-shape>
        <draw:path draw:style-name="gr6" draw:text-style-name="P6" draw:layer="layout" svg:width="2.784cm" svg:height="2.366cm" svg:x="2.4cm" svg:y="6.739cm" svg:viewBox="0 0 2785 2367" svg:d="M0 2367c1078-5325 2785 0 2785 0z">
          <text:p/>
        </draw:path>
        <draw:path draw:style-name="gr7" draw:text-style-name="P7" draw:layer="layout" svg:width="2.784cm" svg:height="1.866cm" svg:x="4.466cm" svg:y="7.252cm" svg:viewBox="0 0 2785 1867" svg:d="M0 1867c1078-4200 2785 0 2785 0z">
          <text:p/>
        </draw:path>
        <draw:custom-shape draw:style-name="gr8" draw:text-style-name="P8" draw:layer="layout" svg:width="0.18cm" svg:height="0.2cm" svg:x="7.088cm" svg:y="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18cm" svg:height="0.2cm" svg:x="7.111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7.187cm" svg:y1="2.187cm" svg:x2="7.187cm" svg:y2="6.387cm">
          <text:p/>
        </draw:line>
        <draw:line draw:style-name="gr9" draw:text-style-name="P9" draw:layer="layout" svg:x1="7.148cm" svg:y1="2.226cm" svg:x2="9.9cm" svg:y2="2.2cm">
          <text:p/>
        </draw:line>
        <draw:frame draw:style-name="gr10" draw:text-style-name="P10" draw:layer="layout" svg:width="3.8cm" svg:height="1.673cm" svg:x="2.4cm" svg:y="1.5cm">
          <draw:text-box>
            <text:p>A</text:p>
          </draw:text-box>
        </draw:frame>
        <draw:frame draw:style-name="gr11" draw:text-style-name="P10" draw:layer="layout" svg:width="2.199cm" svg:height="1.673cm" svg:x="2.401cm" svg:y="5.7cm">
          <draw:text-box>
            <text:p>B</text:p>
          </draw:text-box>
        </draw:frame>
        <draw:frame draw:style-name="gr12" draw:text-style-name="P12" draw:layer="layout" svg:width="1.242cm" svg:height="1.361cm" svg:x="6.3cm" svg:y="4.9cm">
          <draw:text-box>
            <text:p text:style-name="P11">(1)</text:p>
          </draw:text-box>
        </draw:frame>
        <draw:line draw:style-name="gr13" draw:text-style-name="P9" draw:layer="layout" svg:x1="12cm" svg:y1="5.8cm" svg:x2="15.2cm" svg:y2="5.8cm">
          <text:p/>
        </draw:line>
        <draw:line draw:style-name="gr14" draw:text-style-name="P9" draw:layer="layout" svg:x1="12cm" svg:y1="4.1cm" svg:x2="12cm" svg:y2="7.5cm">
          <text:p/>
        </draw:line>
        <draw:path draw:style-name="gr15" draw:text-style-name="P9" draw:layer="layout" svg:width="1.485cm" svg:height="1.336cm" draw:transform="skewX (0.308225145902199) rotate (1.26850530034948) translate (11.9999986410195cm 5.81499904913841cm)" svg:viewBox="0 0 1486 1337" svg:d="M0 0c2748-2 842 1337 842 1337">
          <text:p/>
        </draw:path>
        <draw:path draw:style-name="gr15" draw:text-style-name="P9" draw:layer="layout" svg:width="1.012cm" svg:height="0.863cm" draw:transform="skewX (-0.355872634481644) rotate (1.85511046194477) translate (13.6840909208203cm 6.77214661175143cm)" svg:viewBox="0 0 1013 864" svg:d="M1013 0c-1874-1-574 864-574 864">
          <text:p/>
        </draw:path>
        <draw:line draw:style-name="gr16" draw:text-style-name="P9" draw:layer="layout" svg:x1="7.152cm" svg:y1="6.5cm" svg:x2="13cm" svg:y2="6.5cm">
          <text:p/>
        </draw:line>
        <draw:line draw:style-name="gr17" draw:text-style-name="P9" draw:layer="layout" svg:x1="13cm" svg:y1="6.5cm" svg:x2="13cm" svg:y2="5.8cm">
          <text:p/>
        </draw:line>
        <draw:line draw:style-name="gr18" draw:text-style-name="P9" draw:layer="layout" svg:x1="12.987cm" svg:y1="5.818cm" svg:x2="13cm" svg:y2="4.8cm">
          <text:p/>
        </draw:line>
        <draw:line draw:style-name="gr18" draw:text-style-name="P9" draw:layer="layout" svg:x1="12cm" svg:y1="4.8cm" svg:x2="13cm" svg:y2="4.8cm">
          <text:p/>
        </draw:line>
        <draw:frame draw:style-name="gr19" draw:text-style-name="P14" draw:layer="layout" svg:width="0.705cm" svg:height="0.645cm" svg:x="11.6cm" svg:y="3.555cm">
          <draw:text-box>
            <text:p text:style-name="P13">+</text:p>
          </draw:text-box>
        </draw:frame>
        <draw:frame draw:style-name="gr19" draw:text-style-name="P14" draw:layer="layout" svg:width="0.697cm" svg:height="0.645cm" svg:x="11.453cm" svg:y="5.456cm">
          <draw:text-box>
            <text:p text:style-name="P13">0</text:p>
          </draw:text-box>
        </draw:frame>
        <draw:frame draw:style-name="gr19" draw:text-style-name="P14" draw:layer="layout" svg:width="0.794cm" svg:height="0.645cm" svg:x="11.616cm" svg:y="7.355cm">
          <draw:text-box>
            <text:p text:style-name="P13">– </text:p>
          </draw:text-box>
        </draw:frame>
        <draw:line draw:style-name="gr20" draw:text-style-name="P9" draw:layer="layout" svg:x1="10.8cm" svg:y1="4.8cm" svg:x2="12.001cm" svg:y2="4.8cm">
          <text:p/>
        </draw:line>
        <draw:line draw:style-name="gr17" draw:text-style-name="P9" draw:layer="layout" svg:x1="10.8cm" svg:y1="4.801cm" svg:x2="10.8cm" svg:y2="2.9cm">
          <text:p/>
        </draw:line>
        <draw:frame draw:style-name="gr19" draw:text-style-name="P12" draw:layer="layout" svg:width="1.107cm" svg:height="0.806cm" svg:x="9.501cm" svg:y="6.5cm">
          <draw:text-box>
            <text:p text:style-name="P11">(2)</text:p>
          </draw:text-box>
        </draw:frame>
        <draw:frame draw:style-name="gr19" draw:text-style-name="P12" draw:layer="layout" svg:width="1.107cm" svg:height="0.806cm" svg:x="9.823cm" svg:y="3.6cm">
          <draw:text-box>
            <text:p text:style-name="P11">(3)</text:p>
          </draw:text-box>
        </draw:frame>
        <draw:line draw:style-name="gr21" draw:text-style-name="P9" draw:layer="layout" svg:x1="11.5cm" svg:y1="2.2cm" svg:x2="18cm" svg:y2="2.2cm">
          <text:p/>
        </draw:line>
        <draw:frame draw:style-name="gr19" draw:text-style-name="P12" draw:layer="layout" svg:width="1.107cm" svg:height="0.806cm" svg:x="12.125cm" svg:y="1.1cm">
          <draw:text-box>
            <text:p text:style-name="P11">(4)</text:p>
          </draw:text-box>
        </draw:frame>
        <draw:path draw:style-name="gr3" draw:text-style-name="P3" draw:layer="layout" svg:width="2.731cm" svg:height="2.366cm" svg:x="13.4cm" svg:y="2.42cm" svg:viewBox="0 0 2732 2367" svg:d="M0 2367c1058-5325 2732 0 2732 0z">
          <text:p/>
        </draw:path>
        <draw:path draw:style-name="gr4" draw:text-style-name="P4" draw:layer="layout" svg:width="2.731cm" svg:height="1.866cm" svg:x="15.427cm" svg:y="2.933cm" svg:viewBox="0 0 2732 1867" svg:d="M0 1867c1058-4200 2732 0 2732 0z">
          <text:p/>
        </draw:path>
        <draw:custom-shape draw:style-name="gr8" draw:text-style-name="P8" draw:layer="layout" svg:width="0.176cm" svg:height="0.2cm" svg:x="17.96cm" svg:y="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4.5cm" svg:height="1.673cm" svg:x="13.4cm" svg:y="1.381cm">
          <draw:text-box>
            <text:p>C</text:p>
          </draw:text-box>
        </draw:frame>
        <draw:frame draw:style-name="gr23" draw:text-style-name="P15" draw:layer="layout" svg:width="0.7cm" svg:height="0.787cm" svg:x="3cm" svg:y="3.1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73246556536D373E.png" xlink:type="simple" xlink:show="embed" xlink:actuate="onLoad" loext:mime-type="image/png"/>
        </draw:frame>
        <draw:frame draw:style-name="gr23" draw:text-style-name="P15" draw:layer="layout" svg:width="0.8cm" svg:height="0.899cm" svg:x="5.1cm" svg:y="3.464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73246556536D373E.png" xlink:type="simple" xlink:show="embed" xlink:actuate="onLoad" loext:mime-type="image/png"/>
        </draw:frame>
        <draw:frame draw:style-name="gr24" draw:text-style-name="P15" draw:layer="layout" svg:width="0.7cm" svg:height="0.787cm" svg:x="3cm" svg:y="7.413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73246556536D373E.png" xlink:type="simple" xlink:show="embed" xlink:actuate="onLoad" loext:mime-type="image/png"/>
        </draw:frame>
        <draw:frame draw:style-name="gr25" draw:text-style-name="P15" draw:layer="layout" svg:width="0.7cm" svg:height="0.787cm" svg:x="5.1cm" svg:y="7.713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73246556536D373E.png" xlink:type="simple" xlink:show="embed" xlink:actuate="onLoad" loext:mime-type="image/png"/>
        </draw:frame>
        <draw:frame draw:style-name="gr23" draw:text-style-name="P15" draw:layer="layout" svg:width="0.7cm" svg:height="0.787cm" svg:x="14cm" svg:y="3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73246556536D373E.png" xlink:type="simple" xlink:show="embed" xlink:actuate="onLoad" loext:mime-type="image/png"/>
        </draw:frame>
        <draw:frame draw:style-name="gr23" draw:text-style-name="P15" draw:layer="layout" svg:width="0.8cm" svg:height="0.899cm" svg:x="16.1cm" svg:y="3.364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73246556536D373E.png" xlink:type="simple" xlink:show="embed" xlink:actuate="onLoad" loext:mime-type="image/png"/>
        </draw:frame>
        <draw:g>
          <draw:custom-shape draw:style-name="gr26" draw:text-style-name="P16" draw:layer="layout" svg:width="1.433cm" svg:height="1.341cm" svg:x="10.015cm" svg:y="1.47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1.433cm" svg:height="1.341cm" svg:x="10.014cm" svg:y="1.479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  <draw:frame draw:style-name="gr28" draw:text-style-name="P19" draw:layer="layout" svg:width="0.794cm" svg:height="1.195cm" svg:x="10.015cm" svg:y="1.4cm">
            <draw:text-box>
              <text:p text:style-name="P18">+</text:p>
            </draw:text-box>
          </draw:frame>
          <draw:frame draw:style-name="gr29" draw:text-style-name="P21" draw:layer="layout" svg:width="0.962cm" svg:height="2.139cm" svg:x="10.653cm" svg:y="1.953cm">
            <draw:text-box>
              <text:p text:style-name="P20">– </text:p>
            </draw:text-box>
          </draw:frame>
        </draw:g>
        <draw:g>
          <draw:custom-shape draw:style-name="gr30" draw:text-style-name="P16" draw:layer="layout" svg:width="0.433cm" svg:height="0.434cm" svg:x="15.512cm" svg:y="5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1" draw:text-style-name="P17" draw:layer="layout" svg:width="0.453cm" svg:height="0.434cm" draw:transform="rotate (-3.14159265358979) translate (15.945cm 6.1cm)" draw:kind="cut" draw:start-angle="88.15" draw:end-angle="270">
            <text:p/>
          </draw:ellipse>
          <draw:line draw:style-name="gr32" draw:text-style-name="P9" draw:layer="layout" svg:x1="15.734cm" svg:y1="5.599cm" svg:x2="15.734cm" svg:y2="5.466cm">
            <text:p/>
          </draw:line>
          <draw:line draw:style-name="gr32" draw:text-style-name="P9" draw:layer="layout" svg:x1="15.734cm" svg:y1="6.3cm" svg:x2="15.734cm" svg:y2="6.167cm">
            <text:p/>
          </draw:line>
          <draw:line draw:style-name="gr32" draw:text-style-name="P9" draw:layer="layout" svg:x1="16.001cm" svg:y1="5.9cm" svg:x2="16.134cm" svg:y2="5.9cm">
            <text:p/>
          </draw:line>
          <draw:line draw:style-name="gr32" draw:text-style-name="P9" draw:layer="layout" svg:x1="15.3cm" svg:y1="5.9cm" svg:x2="15.433cm" svg:y2="5.9cm">
            <text:p/>
          </draw:line>
          <draw:line draw:style-name="gr32" draw:text-style-name="P9" draw:layer="layout" svg:x1="15.452cm" svg:y1="6.187cm" svg:x2="15.546cm" svg:y2="6.093cm">
            <text:p/>
          </draw:line>
          <draw:line draw:style-name="gr32" draw:text-style-name="P9" draw:layer="layout" svg:x1="15.919cm" svg:y1="5.687cm" svg:x2="16.013cm" svg:y2="5.593cm">
            <text:p/>
          </draw:line>
          <draw:line draw:style-name="gr32" draw:text-style-name="P9" draw:layer="layout" svg:x1="15.919cm" svg:y1="6.094cm" svg:x2="16.013cm" svg:y2="6.188cm">
            <text:p/>
          </draw:line>
          <draw:line draw:style-name="gr32" draw:text-style-name="P9" draw:layer="layout" svg:x1="15.452cm" svg:y1="5.593cm" svg:x2="15.546cm" svg:y2="5.68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25:03.857255768</meta:creation-date>
    <dc:date>2020-09-26T20:47:50.501106121</dc:date>
    <meta:editing-duration>PT8H33M40S</meta:editing-duration>
    <meta:editing-cycles>3</meta:editing-cycles>
    <meta:generator>LibreOffice/6.3.6.2$Linux_X86_64 LibreOffice_project/30$Build-2</meta:generator>
    <meta:document-statistic meta:object-count="57"/>
  </office:meta>
</office:document-meta>
</file>